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in" fo:margin-bottom="0.1665in" loext:contextual-spacing="false" fo:orphans="0" fo:widows="0" style:text-autospace="none"/>
      <style:text-properties officeooo:paragraph-rsid="001838dd" style:font-name-asian="Times New Roman"/>
    </style:style>
    <style:style style:name="P2" style:family="paragraph" style:parent-style-name="Standard" style:list-style-name="WW8Num2">
      <style:paragraph-properties fo:margin-top="0in" fo:margin-bottom="0.1665in" loext:contextual-spacing="false" fo:orphans="0" fo:widows="0" style:text-autospace="none"/>
      <style:text-properties officeooo:rsid="001838dd" officeooo:paragraph-rsid="001838dd" style:font-name-asian="Times New Roman"/>
    </style:style>
    <style:style style:name="T1" style:family="text">
      <style:text-properties officeooo:rsid="0001d2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vide a small write up that explains the process of building a web application using GWT.</text:p>
      <text:list xml:id="list5018743554445365592" text:style-name="WW8Num2">
        <text:list-header>
          <text:p text:style-name="P2">Google Web Toolkit is a web development tool used for building high-performance client-side JavaScript functionality. This toolkit allows us to write our code in Java and then, with the use of a GWT cross-compiler, translate the Java application to standalone JavaScript. Such generated JavaScript files are deeply optimized. It is based on AJAX for the support of asynchronous response capacity.</text:p>
          <text:p text:style-name="P2">A GWT application consist for four parts module descriptors, public resources, client-side code and server-side cod<text:span text:style-name="T1">­</text:span>e. The module descriptor is an xml file used o configure a GWT applicaiont (*.gwt.xml). <text:s/>The public resources files are the files that are referecnec by the GWT application Host HTML pages CSS or images. The Host page is use to invoke GWT application. The client –sde code is written in java it implements the logic of the applicatio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5-07T03:26:28.796515497</dc:date>
    <meta:editing-duration>PT6M34S</meta:editing-duration>
    <meta:editing-cycles>2</meta:editing-cycles>
    <meta:generator>LibreOffice/4.4.2.2$Linux_X86_64 LibreOffice_project/40m0$Build-2</meta:generator>
    <meta:document-statistic meta:table-count="0" meta:image-count="0" meta:object-count="0" meta:page-count="1" meta:paragraph-count="3" meta:word-count="150" meta:character-count="938" meta:non-whitespace-character-count="790"/>
  </office:meta>
</office:document-meta>
</file>